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1429in"/>
    </style:style>
    <style:style style:name="co5" style:family="table-column">
      <style:table-column-properties fo:break-before="auto" style:column-width="6.702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2535in"/>
    </style:style>
    <style:style style:name="co8" style:family="table-column">
      <style:table-column-properties fo:break-before="auto" style:column-width="1.2571in"/>
    </style:style>
    <style:style style:name="co9" style:family="table-column">
      <style:table-column-properties fo:break-before="auto" style:column-width="2.822in"/>
    </style:style>
    <style:style style:name="co10" style:family="table-column">
      <style:table-column-properties fo:break-before="auto" style:column-width="4.2547in"/>
    </style:style>
    <style:style style:name="co11" style:family="table-column">
      <style:table-column-properties fo:break-before="auto" style:column-width="0.2311in"/>
    </style:style>
    <style:style style:name="co12" style:family="table-column">
      <style:table-column-properties fo:break-before="auto" style:column-width="6.5366in"/>
    </style:style>
    <style:style style:name="co13" style:family="table-column">
      <style:table-column-properties fo:break-before="auto" style:column-width="1.8409in"/>
    </style:style>
    <style:style style:name="co14" style:family="table-column">
      <style:table-column-properties fo:break-before="auto" style:column-width="0.7272in"/>
    </style:style>
    <style:style style:name="co15" style:family="table-column">
      <style:table-column-properties fo:break-before="auto" style:column-width="0.7055in"/>
    </style:style>
    <style:style style:name="co16" style:family="table-column">
      <style:table-column-properties fo:break-before="auto" style:column-width="0.1866in"/>
    </style:style>
    <style:style style:name="co17" style:family="table-column">
      <style:table-column-properties fo:break-before="auto" style:column-width="3.5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543in" fo:break-before="auto" style:use-optimal-row-height="false"/>
    </style:style>
    <style:style style:name="ta1" style:family="table" style:master-page-name="PageStyle_5f_communication_20_policies_20_1902">
      <style:table-properties table:display="true" style:writing-mode="lr-tb"/>
    </style:style>
    <style:style style:name="ta2" style:family="table" style:master-page-name="PageStyle_5f_written_20_communication_20_1912">
      <style:table-properties table:display="true" style:writing-mode="lr-tb"/>
    </style:style>
    <style:style style:name="ta3" style:family="table" style:master-page-name="PageStyle_5f_written_20_1912_20_summary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cation policies 190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Communication policies for prisoners in the U.S. about 1902</text:p>
          </table:table-cell>
          <table:covered-table-cell table:style-name="ce2"/>
          <table:table-cell table:number-columns-repeated="3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state</text:p>
          </table:table-cell>
          <table:table-cell office:value-type="string">
            <text:p>prison description</text:p>
          </table:table-cell>
          <table:table-cell office:value-type="string">
            <text:p>write letters</text:p>
          </table:table-cell>
          <table:table-cell office:value-type="string">
            <text:p>receive visits</text:p>
          </table:table-cell>
          <table:table-cell/>
          <table:table-cell office:value-type="string">
            <text:p>source and notes</text:p>
          </table:table-cell>
          <table:table-cell table:number-columns-repeated="1018"/>
        </table:table-row>
        <table:table-row table:style-name="ro1">
          <table:table-cell office:value-type="string">
            <text:p>Arizona</text:p>
          </table:table-cell>
          <table:table-cell/>
          <table:table-cell office:value-type="string">
            <text:p>one per week</text:p>
          </table:table-cell>
          <table:table-cell table:number-columns-repeated="1021"/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Folsom</text:p>
          </table:table-cell>
          <table:table-cell table:number-columns-repeated="2" office:value-type="string">
            <text:p>one per month</text:p>
          </table:table-cell>
          <table:table-cell/>
          <table:table-cell office:value-type="string">
            <text:p>Henderson, Charles Richmond (1903). Modern Prison Systems: Their Organization and Regulation in Various Countries of Euorpe and America. Washington, Government Printing Office, pp. 186-202</text:p>
          </table:table-cell>
          <table:table-cell table:number-columns-repeated="1018"/>
        </table:table-row>
        <table:table-row table:style-name="ro1">
          <table:table-cell office:value-type="string">
            <text:p>Connecticut</text:p>
          </table:table-cell>
          <table:table-cell/>
          <table:table-cell office:value-type="string">
            <text:p>1:w, 2:m, 3:never</text:p>
          </table:table-cell>
          <table:table-cell office:value-type="string">
            <text:p>1:2w, 2:m, 3:never</text:p>
          </table:table-cell>
          <table:table-cell/>
          <table:table-cell office:value-type="string">
            <text:p>http://books.google.com/books?id=3_gSAQAAMAAJ</text:p>
          </table:table-cell>
          <table:table-cell table:number-columns-repeated="1018"/>
        </table:table-row>
        <table:table-row table:style-name="ro1">
          <table:table-cell office:value-type="string">
            <text:p>Illinois</text:p>
          </table:table-cell>
          <table:table-cell office:value-type="string">
            <text:p>Joliet</text:p>
          </table:table-cell>
          <table:table-cell office:value-type="string">
            <text:p>one per five weeks</text:p>
          </table:table-cell>
          <table:table-cell office:value-type="string">
            <text:p>one per eight weeks</text:p>
          </table:table-cell>
          <table:table-cell table:number-columns-repeated="1020"/>
        </table:table-row>
        <table:table-row table:style-name="ro1">
          <table:table-cell office:value-type="string">
            <text:p>Kansas</text:p>
          </table:table-cell>
          <table:table-cell office:value-type="string">
            <text:p>Industrial Reformatory</text:p>
          </table:table-cell>
          <table:table-cell office:value-type="string">
            <text:p>1:w, 2:2w, 3:m</text:p>
          </table:table-cell>
          <table:table-cell office:value-type="string">
            <text:p>one per month</text:p>
          </table:table-cell>
          <table:table-cell/>
          <table:table-cell office:value-type="string">
            <text:p>1,2,3 indicate grades of prisoners; w=weekly or one per number of weeks, m=monthly or one per number of months</text:p>
          </table:table-cell>
          <table:table-cell table:number-columns-repeated="1018"/>
        </table:table-row>
        <table:table-row table:style-name="ro1">
          <table:table-cell office:value-type="string">
            <text:p>Kansas</text:p>
          </table:table-cell>
          <table:table-cell office:value-type="string">
            <text:p>Fort Leavenworth Federal Prison</text:p>
          </table:table-cell>
          <table:table-cell office:value-type="string">
            <text:p>one per two weeks</text:p>
          </table:table-cell>
          <table:table-cell office:value-type="string">
            <text:p>one per four weeks</text:p>
          </table:table-cell>
          <table:table-cell table:number-columns-repeated="1020"/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State Penitentiary</text:p>
          </table:table-cell>
          <table:table-cell office:value-type="string">
            <text:p>16 per year</text:p>
          </table:table-cell>
          <table:table-cell office:value-type="string">
            <text:p>one per month</text:p>
          </table:table-cell>
          <table:table-cell/>
          <table:table-cell office:value-type="string">
            <text:p>additional types of communication policies commonly found:</text:p>
          </table:table-cell>
          <table:table-cell table:number-columns-repeated="1018"/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Reformatory Prison for Women</text:p>
          </table:table-cell>
          <table:table-cell table:number-columns-repeated="2" office:value-type="string">
            <text:p>one per month</text:p>
          </table:table-cell>
          <table:table-cell table:number-columns-repeated="1020"/>
        </table:table-row>
        <table:table-row table:style-name="ro1">
          <table:table-cell office:value-type="string">
            <text:p>Ohio</text:p>
          </table:table-cell>
          <table:table-cell/>
          <table:table-cell office:value-type="string">
            <text:p>1:2w, 1:m, 3:never</text:p>
          </table:table-cell>
          <table:table-cell office:value-type="string">
            <text:p>1:2w, 2:m, 3:never</text:p>
          </table:table-cell>
          <table:table-cell/>
          <table:table-cell office:value-type="string">
            <text:p>weekly papers as warden may approve</text:p>
          </table:table-cell>
          <table:table-cell table:number-columns-repeated="1018"/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Allegheny County Workhouse</text:p>
          </table:table-cell>
          <table:table-cell table:number-columns-repeated="2" office:value-type="string">
            <text:p>one per month</text:p>
          </table:table-cell>
          <table:table-cell/>
          <table:table-cell office:value-type="string">
            <text:p>food, pastry from friends once a month and on holidays</text:p>
          </table:table-cell>
          <table:table-cell table:number-columns-repeated="1018"/>
        </table:table-row>
        <table:table-row table:style-name="ro1">
          <table:table-cell office:value-type="string">
            <text:p>Texas</text:p>
          </table:table-cell>
          <table:table-cell/>
          <table:table-cell table:number-columns-repeated="2" office:value-type="string">
            <text:p>one per month</text:p>
          </table:table-cell>
          <table:table-cell/>
          <table:table-cell office:value-type="string">
            <text:p>books, newpapers, magazines as warden permits</text:p>
          </table:table-cell>
          <table:table-cell table:number-columns-repeated="1018"/>
        </table:table-row>
        <table:table-row table:style-name="ro1">
          <table:table-cell office:value-type="string">
            <text:p>Washington, DC</text:p>
          </table:table-cell>
          <table:table-cell office:value-type="string">
            <text:p>United States Jail</text:p>
          </table:table-cell>
          <table:table-cell office:value-type="string">
            <text:p>one per month</text:p>
          </table:table-cell>
          <table:table-cell table:number-columns-repeated="1021"/>
        </table:table-row>
        <table:table-row table:style-name="ro1">
          <table:table-cell office:value-type="string">
            <text:p>West Virginia</text:p>
          </table:table-cell>
          <table:table-cell/>
          <table:table-cell office:value-type="string">
            <text:p>1:2w, 2:m, 3:never</text:p>
          </table:table-cell>
          <table:table-cell office:value-type="string">
            <text:p>1:m, 2:m, 3:never</text:p>
          </table:table-cell>
          <table:table-cell table:number-columns-repeated="1020"/>
        </table:table-row>
        <table:table-row table:style-name="ro1">
          <table:table-cell office:value-type="string">
            <text:p>Wisconsin</text:p>
          </table:table-cell>
          <table:table-cell/>
          <table:table-cell office:value-type="string">
            <text:p>1:2w, 2:m, 3:never</text:p>
          </table:table-cell>
          <table:table-cell office:value-type="string">
            <text:p>1:4w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Communication policies in prisons outside the U.S. about 190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</text:p>
          </table:table-cell>
          <table:table-cell office:value-type="string">
            <text:p>prison description</text:p>
          </table:table-cell>
          <table:table-cell office:value-type="string">
            <text:p>write letters</text:p>
          </table:table-cell>
          <table:table-cell office:value-type="string">
            <text:p>receive visits</text:p>
          </table:table-cell>
          <table:table-cell/>
          <table:table-cell office:value-type="string">
            <text:p>source (Henderson) page references</text:p>
          </table:table-cell>
          <table:table-cell table:number-columns-repeated="1018"/>
        </table:table-row>
        <table:table-row table:style-name="ro1">
          <table:table-cell office:value-type="string">
            <text:p>Wurttemberg</text:p>
          </table:table-cell>
          <table:table-cell office:value-type="string">
            <text:p>penitentiary (Zuchthaus)</text:p>
          </table:table-cell>
          <table:table-cell table:number-columns-repeated="2" office:value-type="string">
            <text:p>3m</text:p>
          </table:table-cell>
          <table:table-cell/>
          <table:table-cell office:value-type="string">
            <text:p>p .55</text:p>
          </table:table-cell>
          <table:table-cell table:number-columns-repeated="1018"/>
        </table:table-row>
        <table:table-row table:style-name="ro1">
          <table:table-cell office:value-type="string">
            <text:p>Wurttemberg</text:p>
          </table:table-cell>
          <table:table-cell office:value-type="string">
            <text:p>intermediate prison (Landesgefangnisse)</text:p>
          </table:table-cell>
          <table:table-cell office:value-type="string">
            <text:p>m</text:p>
          </table:table-cell>
          <table:table-cell office:value-type="string">
            <text:p>3m</text:p>
          </table:table-cell>
          <table:table-cell table:number-columns-repeated="1020"/>
        </table:table-row>
        <table:table-row table:style-name="ro1">
          <table:table-cell office:value-type="string">
            <text:p>Austria</text:p>
          </table:table-cell>
          <table:table-cell office:value-type="string">
            <text:p>Korneuburg, prison</text:p>
          </table:table-cell>
          <table:table-cell table:number-columns-repeated="2" office:value-type="string">
            <text:p>1:2m, 2:6w, 3:m</text:p>
          </table:table-cell>
          <table:table-cell/>
          <table:table-cell office:value-type="string">
            <text:p>p .84</text:p>
          </table:table-cell>
          <table:table-cell table:number-columns-repeated="1018"/>
        </table:table-row>
        <table:table-row table:style-name="ro1">
          <table:table-cell office:value-type="string">
            <text:p>Holland</text:p>
          </table:table-cell>
          <table:table-cell table:number-columns-repeated="2"/>
          <table:table-cell office:value-type="string">
            <text:p>2w</text:p>
          </table:table-cell>
          <table:table-cell/>
          <table:table-cell office:value-type="string">
            <text:p>p .105</text:p>
          </table:table-cell>
          <table:table-cell table:number-columns-repeated="1018"/>
        </table:table-row>
        <table:table-row table:style-name="ro1">
          <table:table-cell office:value-type="string">
            <text:p>Great Britain</text:p>
          </table:table-cell>
          <table:table-cell/>
          <table:table-cell table:number-columns-repeated="2" office:value-type="string">
            <text:p>m</text:p>
          </table:table-cell>
          <table:table-cell/>
          <table:table-cell office:value-type="string">
            <text:p>p .127</text:p>
          </table:table-cell>
          <table:table-cell table:number-columns-repeated="1018"/>
        </table:table-row>
        <table:table-row table:style-name="ro1">
          <table:table-cell office:value-type="string">
            <text:p>Saxony</text:p>
          </table:table-cell>
          <table:table-cell table:number-columns-repeated="2"/>
          <table:table-cell office:value-type="string">
            <text:p>penitentiary: 3m; ordinary prison, m</text:p>
          </table:table-cell>
          <table:table-cell/>
          <table:table-cell office:value-type="string">
            <text:p>p .34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ritten communication 1912" table:style-name="ta2" table:print-ranges="'written communication 1912'.B4:'written communication 1912'.D52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Communication policies in U.S. state prisons in 1912</text:p>
          </table:table-cell>
          <table:covered-table-cell table:number-columns-repeated="2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Send Letters</text:p>
          </table:table-cell>
          <table:table-cell office:value-type="string">
            <text:p>Receive Letters</text:p>
          </table:table-cell>
          <table:table-cell office:value-type="string">
            <text:p>Receive Magazines and Newspapers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table:number-columns-repeated="2" office:value-type="string">
            <text:p>unlimited</text:p>
          </table:table-cell>
          <table:table-cell office:value-type="string">
            <text:p>yes; paid for by state and placed in prison library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zona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/>
          <table:table-cell office:value-type="string">
            <text:p>Sanders, J. J. (1914), Prisoners' mail (Florence, AZ) [pamphlet, no publisher listed]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kansas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ifornia</text:p>
          </table:table-cell>
          <table:table-cell office:value-type="string">
            <text:p>one per month</text:p>
          </table:table-cell>
          <table:table-cell office:value-type="string">
            <text:p>unlimited</text:p>
          </table:table-cell>
          <table:table-cell office:value-type="string">
            <text:p>yes, except those published in California</text:p>
          </table:table-cell>
          <table:table-cell/>
          <table:table-cell office:value-type="string">
            <text:p>numbers 1,2,etc. in policy description refers to grade of prisoner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orado </text:p>
          </table:table-cell>
          <table:table-cell office:value-type="string">
            <text:p>fiv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necticut</text:p>
          </table:table-cell>
          <table:table-cell office:value-type="string">
            <text:p>1: one per week; 2: one per month; 3: none</text:p>
          </table:table-cell>
          <table:table-cell office:value-type="string">
            <text:p>1 and 2: "any reasonable number"; 3: none</text:p>
          </table:table-cell>
          <table:table-cell office:value-type="string">
            <text:p>1 and 2: weekly newspapers, two current magazines, no daily newspapers; 3: none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aware </text:p>
          </table:table-cell>
          <table:table-cell office:value-type="string">
            <text:p>one per month</text:p>
          </table:table-cell>
          <table:table-cell office:value-type="string">
            <text:p>not specifi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orida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/>
          <table:table-cell office:value-type="string">
            <text:p>Sanders, J. J. (1913), Prison Reform, published Feb. 1, 1913, is an earlier version of these data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eorgia </text:p>
          </table:table-cell>
          <table:table-cell office:value-type="string">
            <text:p>1 and 2: two per month; 3: none</text:p>
          </table:table-cell>
          <table:table-cell office:value-type="string">
            <text:p>1 and 2: unlimited; 3: none</text:p>
          </table:table-cell>
          <table:table-cell office:value-type="string">
            <text:p>yes for all classe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daho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llinois </text:p>
          </table:table-cell>
          <table:table-cell office:value-type="string">
            <text:p>1: one per week; 2: one per two weeks; 3: one per month</text:p>
          </table:table-cell>
          <table:table-cell office:value-type="string">
            <text:p>unlimited</text:p>
          </table:table-cell>
          <table:table-cell office:value-type="string">
            <text:p>current magazines and periodicals and one daily paper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diana</text:p>
          </table:table-cell>
          <table:table-cell office:value-type="string">
            <text:p>one every two weeks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owa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ansas</text:p>
          </table:table-cell>
          <table:table-cell office:value-type="string">
            <text:p>one per three weeks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entucky </text:p>
          </table:table-cell>
          <table:table-cell office:value-type="string">
            <text:p>1: four per month; 2: one <text:s/>per month; 3: none</text:p>
          </table:table-cell>
          <table:table-cell office:value-type="string">
            <text:p>not specifi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uisiana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ine 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yland </text:p>
          </table:table-cell>
          <table:table-cell office:value-type="string">
            <text:p>one <text:s/>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ssachusetts</text:p>
          </table:table-cell>
          <table:table-cell office:value-type="string">
            <text:p>one per three weeks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chigan</text:p>
          </table:table-cell>
          <table:table-cell office:value-type="string">
            <text:p>thre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nnesota</text:p>
          </table:table-cell>
          <table:table-cell office:value-type="string">
            <text:p>1: four per month; 2: two per month; 3: none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ssissippi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ssouri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ntana </text:p>
          </table:table-cell>
          <table:table-cell office:value-type="string">
            <text:p>one per week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ebraska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vada</text:p>
          </table:table-cell>
          <table:table-cell table:number-columns-repeated="2" office:value-type="string">
            <text:p>unlimited</text:p>
          </table:table-cell>
          <table:table-cell office:value-type="string">
            <text:p>yes, as long as conduct is good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w Hampshire</text:p>
          </table:table-cell>
          <table:table-cell office:value-type="string">
            <text:p>1: two per month; 2: one per month; 3: none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New Mexico </text:p>
          </table:table-cell>
          <table:table-cell office:value-type="string">
            <text:p>fiv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Jersey</text:p>
          </table:table-cell>
          <table:table-cell office:value-type="string">
            <text:p>one per month</text:p>
          </table:table-cell>
          <table:table-cell office:value-type="string">
            <text:p>one per week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York </text:p>
          </table:table-cell>
          <table:table-cell office:value-type="string">
            <text:p>one 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th Carolina </text:p>
          </table:table-cell>
          <table:table-cell office:value-type="string">
            <text:p>four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th Dakota</text:p>
          </table:table-cell>
          <table:table-cell office:value-type="string">
            <text:p>four per montn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hio</text:p>
          </table:table-cell>
          <table:table-cell office:value-type="string">
            <text:p>1 and 2: three per month; 3 and 4: none</text:p>
          </table:table-cell>
          <table:table-cell office:value-type="string">
            <text:p>1 and 2: unlimited; 3 and 4: none</text:p>
          </table:table-cell>
          <table:table-cell office:value-type="string">
            <text:p>1 and 2: yes; 3 and 4: none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klahoma</text:p>
          </table:table-cell>
          <table:table-cell office:value-type="string">
            <text:p>one per three weeks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egon </text:p>
          </table:table-cell>
          <table:table-cell office:value-type="string">
            <text:p>married persons: four per month; single men, on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ennsylvania </text:p>
          </table:table-cell>
          <table:table-cell office:value-type="string">
            <text:p>one 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hode Island</text:p>
          </table:table-cell>
          <table:table-cell table:number-columns-repeated="2"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outh Carolina </text:p>
          </table:table-cell>
          <table:table-cell table:number-columns-repeated="2" office:value-type="string">
            <text:p>one per month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outh Dakota </text:p>
          </table:table-cell>
          <table:table-cell office:value-type="string">
            <text:p>1 and 2: two per month; 3: none</text:p>
          </table:table-cell>
          <table:table-cell office:value-type="string">
            <text:p>1 and 2: unlimited; 3: none</text:p>
          </table:table-cell>
          <table:table-cell office:value-type="string">
            <text:p>1 and 2: yes, after censorship; 3: none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ennessee</text:p>
          </table:table-cell>
          <table:table-cell office:value-type="string">
            <text:p>1: one per two weeks; 2: one per month; 3: none</text:p>
          </table:table-cell>
          <table:table-cell office:value-type="string">
            <text:p>1 and 2: unlimited; 3: non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exas </text:p>
          </table:table-cell>
          <table:table-cell office:value-type="string">
            <text:p>two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ah </text:p>
          </table:table-cell>
          <table:table-cell office:value-type="string">
            <text:p>1: four per month; 2: on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ermont</text:p>
          </table:table-cell>
          <table:table-cell office:value-type="string">
            <text:p>one per week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irginia </text:p>
          </table:table-cell>
          <table:table-cell office:value-type="string">
            <text:p>one per two months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ashington </text:p>
          </table:table-cell>
          <table:table-cell office:value-type="string">
            <text:p>on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est Virginia </text:p>
          </table:table-cell>
          <table:table-cell office:value-type="string">
            <text:p>1: two per month; 2: one per month</text:p>
          </table:table-cell>
          <table:table-cell office:value-type="string">
            <text:p>unlimited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isconsin</text:p>
          </table:table-cell>
          <table:table-cell office:value-type="string">
            <text:p>two per month</text:p>
          </table:table-cell>
          <table:table-cell office:value-type="string">
            <text:p>unlimited</text:p>
          </table:table-cell>
          <table:table-cell office:value-type="string">
            <text:p>yes, but no daily newspapers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yoming</text:p>
          </table:table-cell>
          <table:table-cell office:value-type="string">
            <text:p>three per month</text:p>
          </table:table-cell>
          <table:table-cell office:value-type="string">
            <text:p>unlimited</text:p>
          </table:table-cell>
          <table:table-cell office:value-type="string">
            <text:p>yes, but no daily or weekly papers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communication policies 1902'.$A$1" table:cell-range-address="$'written communication 1912'.$B$4:.$D$52" table:range-usable-as="print-range"/>
        </table:named-expressions>
      </table:table>
      <table:table table:name="written 1912 summary" table:style-name="ta3" table:print="false">
        <table:table-column table:style-name="co13" table:default-cell-style-name="ce4"/>
        <table:table-column table:style-name="co14" table:default-cell-style-name="ce4"/>
        <table:table-column table:style-name="co15" table:number-columns-repeated="3" table:default-cell-style-name="ce4"/>
        <table:table-column table:style-name="co16" table:default-cell-style-name="ce4"/>
        <table:table-column table:style-name="co17" table:default-cell-style-name="ce4"/>
        <table:table-column table:style-name="co15" table:number-columns-repeated="1017" table:default-cell-style-name="ce4"/>
        <table:table-row table:style-name="ro3">
          <table:table-cell table:style-name="ce3" office:value-type="string" table:number-columns-spanned="5" table:number-rows-spanned="1">
            <text:p>Regulation of Prisoners' Letters from U.S. State Prisons, c. 1912</text:p>
          </table:table-cell>
          <table:covered-table-cell table:number-columns-repeated="4" table:style-name="ce5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5">
          <table:table-cell office:value-type="string">
            <text:p>maximum permitted frequency for prisoners sending letters</text:p>
          </table:table-cell>
          <table:table-cell office:value-type="string">
            <text:p>% of states</text:p>
          </table:table-cell>
          <table:table-cell office:value-type="string">
            <text:p>Number of States</text:p>
          </table:table-cell>
          <table:table-cell table:number-columns-repeated="3"/>
          <table:table-cell office:value-type="string">
            <text:p>Version: 1.0</text:p>
          </table:table-cell>
          <table:table-cell table:number-columns-repeated="1017"/>
        </table:table-row>
        <table:table-row table:style-name="ro4">
          <table:table-cell office:value-type="string">
            <text:p>unlimited</text:p>
          </table:table-cell>
          <table:table-cell table:style-name="ce6" table:formula="of:=[.C4]/[.C$9]" office:value-type="percentage" office:value="0.166666666666667">
            <text:p>17%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office:value-type="string">
            <text:p>3-5 per month</text:p>
          </table:table-cell>
          <table:table-cell table:style-name="ce6" table:formula="of:=[.C5]/[.C$9]" office:value-type="percentage" office:value="0.416666666666667">
            <text:p>42%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4">
          <table:table-cell office:value-type="string">
            <text:p>1-2 per month</text:p>
          </table:table-cell>
          <table:table-cell table:style-name="ce6" table:formula="of:=[.C6]/[.C$9]" office:value-type="percentage" office:value="0.395833333333333">
            <text:p>40%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4">
          <table:table-cell office:value-type="string">
            <text:p>1 per 2 months</text:p>
          </table:table-cell>
          <table:table-cell table:style-name="ce6" table:formula="of:=[.C7]/[.C$9]" office:value-type="percentage" office:value="0.0208333333333333">
            <text:p>2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formula="of:=SUM([.C4:.C7])" office:value-type="float" office:value="48">
            <text:p>4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3" office:value-type="string" table:number-columns-spanned="3" table:number-rows-spanned="1">
            <text:p>Writing letters, 1902 data compared to 1912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Arizona</text:p>
          </table:table-cell>
          <table:table-cell office:value-type="string">
            <text:p>g</text:p>
          </table:table-cell>
          <table:table-cell table:style-name="ce7" office:value-type="string" table:number-columns-spanned="4" table:number-rows-spanned="1">
            <text:p>l,s,g: in 1912, less, same, greater frequency permitted for writing letters</text:p>
          </table:table-cell>
          <table:covered-table-cell table:number-columns-repeated="3" table:style-name="ce8"/>
          <table:table-cell table:number-columns-repeated="1018"/>
        </table:table-row>
        <table:table-row table:style-name="ro4">
          <table:table-cell office:value-type="string">
            <text:p>California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4">
          <table:table-cell office:value-type="string">
            <text:p>Connecticut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4">
          <table:table-cell office:value-type="string">
            <text:p>Illinois</text:p>
          </table:table-cell>
          <table:table-cell office:value-type="string">
            <text:p>g</text:p>
          </table:table-cell>
          <table:table-cell table:number-columns-repeated="1022"/>
        </table:table-row>
        <table:table-row table:style-name="ro4">
          <table:table-cell office:value-type="string">
            <text:p>Kansas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4">
          <table:table-cell office:value-type="string">
            <text:p>Massachusetts</text:p>
          </table:table-cell>
          <table:table-cell office:value-type="string">
            <text:p>l</text:p>
          </table:table-cell>
          <table:table-cell table:number-columns-repeated="1022"/>
        </table:table-row>
        <table:table-row table:style-name="ro4">
          <table:table-cell office:value-type="string">
            <text:p>Ohio</text:p>
          </table:table-cell>
          <table:table-cell office:value-type="string">
            <text:p>g</text:p>
          </table:table-cell>
          <table:table-cell table:number-columns-repeated="1022"/>
        </table:table-row>
        <table:table-row table:style-name="ro4">
          <table:table-cell office:value-type="string">
            <text:p>Texas</text:p>
          </table:table-cell>
          <table:table-cell office:value-type="string">
            <text:p>g</text:p>
          </table:table-cell>
          <table:table-cell table:number-columns-repeated="1022"/>
        </table:table-row>
        <table:table-row table:style-name="ro4">
          <table:table-cell office:value-type="string">
            <text:p>West Virginia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4">
          <table:table-cell office:value-type="string">
            <text:p>Wisconsin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unication_20_policies_20_1902" style:display-name="PageStyle_communication policies 19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itten_20_communication_20_1912" style:display-name="PageStyle_written communication 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itten_20_1912_20_summary" style:display-name="PageStyle_written 1912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9" meta:object-count="0"/>
    <meta:generator>OpenOffice/4.1.1$Win32 OpenOffice.org_project/411m6$Build-9775</meta:generator>
  </office:meta>
</office:document-meta>
</file>